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table table:name="Logic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thematicalOperations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7"/>
          <table:table-cell office:value-type="string">
            <text:p>m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8"/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19/04/2020</text:date>, <text:time>11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19T11:50:16</dc:date>
    <dc:creator>Akshat Zala</dc:creator>
    <meta:editing-duration>PT12H36M32S</meta:editing-duration>
    <meta:editing-cycles>258</meta:editing-cycles>
    <meta:document-statistic meta:table-count="10" meta:cell-count="779" meta:object-count="0"/>
  </office:meta>
</office:document-meta>
</file>